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USICA Y CALLE</text:p>
      <text:p text:style-name="Normal"><text:span text:style-name="T2">Por que ahí en la calle, el espacio democrático y diverso, es dónde los músicos siguen encontrando inspiración y libertad para emocionar con sonido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4:25:00Z</meta:creation-date>
    <dc:date>2021-04-12T14:25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5" meta:character-count="166" meta:row-count="1" meta:non-whitespace-character-count="142"/>
  </office:meta>
</office:document-meta>
</file>